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Map.HashMap( java . util . 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remov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HashMap( int var0 , floa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putAll( java . util . 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containsValu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containsKey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HashMap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put( java . lang . Objec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ge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